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LOS ESPINOS SAC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014726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16947401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AFAEL RODRIGUEZ, ANDRES ABELIN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850430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1/12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30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7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37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7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7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30T19:20:0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